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Text_20_body">
      <style:paragraph-properties fo:margin-left="0.265cm" fo:margin-right="0.265cm" fo:margin-top="0cm" fo:margin-bottom="0cm" loext:contextual-spacing="false" fo:text-indent="0cm" style:auto-text-indent="false"/>
    </style:style>
    <style:style style:name="P3"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4"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5"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6"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officeooo:paragraph-rsid="0015cc6a" style:font-size-asian="13pt" style:font-size-complex="13pt"/>
    </style:style>
    <style:style style:name="P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15cc6a" style:font-size-asian="13pt" style:font-size-complex="13pt"/>
    </style:style>
    <style:style style:name="P9" style:family="paragraph" style:parent-style-name="Text_20_body">
      <style:paragraph-properties fo:margin-left="0.265cm" fo:margin-right="0.265cm" fo:margin-top="0cm" fo:margin-bottom="0cm" loext:contextual-spacing="false" fo:text-align="center" style:justify-single-word="false" fo:text-indent="0cm" style:auto-text-indent="false" fo:break-before="page"/>
      <style:text-properties fo:color="#666666" style:font-name="Ubuntu Condensed" fo:font-size="13pt" fo:font-weight="bold" officeooo:rsid="0015cc6a" officeooo:paragraph-rsid="0015cc6a" style:font-size-asian="13pt" style:font-weight-asian="bold" style:font-size-complex="13pt" style:font-weight-complex="bold"/>
    </style:style>
    <style:style style:name="P10" style:family="paragraph" style:parent-style-name="Standard">
      <style:paragraph-properties fo:margin-left="0cm" fo:margin-right="0.265cm" fo:margin-top="0cm" fo:margin-bottom="0cm" loext:contextual-spacing="false" fo:text-indent="0cm" style:auto-text-indent="false"/>
    </style:style>
    <style:style style:name="P11"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12"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5cc6a"/>
    </style:style>
    <style:style style:name="P13"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fo:color="#666666" style:font-name="Ubuntu Condensed" fo:font-size="13pt" officeooo:rsid="0015cc6a" officeooo:paragraph-rsid="0015cc6a" style:font-size-asian="13pt" style:font-size-complex="13pt"/>
    </style:style>
    <style:style style:name="P14" style:family="paragraph" style:parent-style-name="Standard">
      <style:paragraph-properties fo:margin-left="0cm" fo:margin-right="0.265cm" fo:margin-top="0cm" fo:margin-bottom="0cm" loext:contextual-spacing="false" fo:text-indent="0cm" style:auto-text-indent="false" fo:break-before="page"/>
      <style:text-properties officeooo:paragraph-rsid="00179be5"/>
    </style:style>
    <style:style style:name="P15"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79be5"/>
    </style:style>
    <style:style style:name="P16" style:family="paragraph" style:parent-style-name="Standard">
      <style:paragraph-properties fo:margin-left="0cm" fo:margin-right="0.265cm" fo:margin-top="0cm" fo:margin-bottom="0cm" loext:contextual-spacing="false" fo:text-align="start" style:justify-single-word="false" fo:text-indent="0cm" style:auto-text-indent="false"/>
      <style:text-properties fo:color="#666666" style:font-name="Ubuntu Condensed" fo:font-size="13pt" officeooo:rsid="0015cc6a" officeooo:paragraph-rsid="00179be5" style:font-size-asian="13pt" style:font-size-complex="13pt"/>
    </style:style>
    <style:style style:name="P17" style:family="paragraph" style:parent-style-name="Standard">
      <style:paragraph-properties fo:margin-left="0cm" fo:margin-right="0.265cm" fo:margin-top="0cm" fo:margin-bottom="0cm" loext:contextual-spacing="false" fo:text-indent="0cm" style:auto-text-indent="false"/>
      <style:text-properties officeooo:paragraph-rsid="00179be5"/>
    </style:style>
    <style:style style:name="P18"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5cc6a"/>
    </style:style>
    <style:style style:name="P19"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79be5"/>
    </style:style>
    <style:style style:name="P20" style:family="paragraph" style:parent-style-name="Standard">
      <style:paragraph-properties fo:text-align="start" style:justify-single-word="false"/>
      <style:text-properties officeooo:paragraph-rsid="00179be5"/>
    </style:style>
    <style:style style:name="P2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180304" style:font-size-asian="13pt" style:font-size-complex="13pt"/>
    </style:style>
    <style:style style:name="P2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179be5" style:font-size-asian="13pt" style:font-size-complex="13pt"/>
    </style:style>
    <style:style style:name="P2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06cad" officeooo:paragraph-rsid="00179be5" style:font-size-asian="13pt" style:font-size-complex="13pt"/>
    </style:style>
    <style:style style:name="P2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179be5" style:font-size-asian="13pt" style:font-size-complex="13pt"/>
    </style:style>
    <style:style style:name="P2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a0b9b" officeooo:paragraph-rsid="00180304" style:font-size-asian="13pt" style:font-size-complex="13pt"/>
    </style:style>
    <style:style style:name="P2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80304" officeooo:paragraph-rsid="00180304" style:font-size-asian="13pt" style:font-size-complex="13pt"/>
    </style:style>
    <style:style style:name="P2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4cba" officeooo:paragraph-rsid="00194cba" style:font-size-asian="13pt" style:font-size-complex="13pt"/>
    </style:style>
    <style:style style:name="P2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ca48" officeooo:paragraph-rsid="0019ca48" style:font-size-asian="13pt" style:font-size-complex="13pt"/>
    </style:style>
    <style:style style:name="P2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ca48" officeooo:paragraph-rsid="001bb6d9" style:font-size-asian="13pt" style:font-size-complex="13pt"/>
    </style:style>
    <style:style style:name="P3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9ca48" officeooo:paragraph-rsid="001cbc7b" style:font-size-asian="13pt" style:font-size-complex="13pt"/>
    </style:style>
    <style:style style:name="P31" style:family="paragraph" style:parent-style-name="Text_20_body">
      <style:paragraph-properties fo:margin-left="0.265cm" fo:margin-right="0.265cm" fo:margin-top="0cm" fo:margin-bottom="0cm" loext:contextual-spacing="false" fo:text-align="end" style:justify-single-word="false" fo:text-indent="0cm" style:auto-text-indent="false"/>
      <style:text-properties fo:color="#666666" style:font-name="Ubuntu Condensed" fo:font-size="13pt" officeooo:rsid="001cbc7b" officeooo:paragraph-rsid="001cbc7b" style:font-size-asian="13pt" style:font-size-complex="13pt"/>
    </style:style>
    <style:style style:name="P3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cbc7b" officeooo:paragraph-rsid="001cbc7b" style:font-size-asian="13pt" style:font-size-complex="13pt"/>
    </style:style>
    <style:style style:name="P3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cbc7b" officeooo:paragraph-rsid="001f8cbb" style:font-size-asian="13pt" style:font-size-complex="13pt"/>
    </style:style>
    <style:style style:name="P3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d78d1" officeooo:paragraph-rsid="001d78d1" style:font-size-asian="13pt" style:font-size-complex="13pt"/>
    </style:style>
    <style:style style:name="P3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179be5" style:font-size-asian="13pt" style:font-weight-asian="bold" style:font-size-complex="13pt" style:font-weight-complex="bold"/>
    </style:style>
    <style:style style:name="P3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106cad" officeooo:paragraph-rsid="00179be5" style:font-size-asian="13pt" style:font-weight-asian="bold" style:font-size-complex="13pt" style:font-weight-complex="bold"/>
    </style:style>
    <style:style style:name="P37" style:family="paragraph" style:parent-style-name="Text_20_body">
      <style:paragraph-properties fo:margin-left="0.265cm" fo:margin-right="0.265cm" fo:margin-top="0cm" fo:margin-bottom="0cm" loext:contextual-spacing="false" fo:text-indent="0cm" style:auto-text-indent="false"/>
      <style:text-properties officeooo:paragraph-rsid="00179be5"/>
    </style:style>
    <style:style style:name="P38" style:family="paragraph" style:parent-style-name="Text_20_body">
      <style:paragraph-properties fo:margin-left="0.265cm" fo:margin-right="0.265cm" fo:margin-top="0cm" fo:margin-bottom="0cm" loext:contextual-spacing="false" fo:text-indent="0cm" style:auto-text-indent="false"/>
      <style:text-properties officeooo:rsid="00106cad" officeooo:paragraph-rsid="00179be5"/>
    </style:style>
    <style:style style:name="P39"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1cbc7b"/>
    </style:style>
    <style:style style:name="P40"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106cad" officeooo:paragraph-rsid="00179be5" style:font-size-asian="13pt" style:font-size-complex="13pt"/>
    </style:style>
    <style:style style:name="P41"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0a0b9b" officeooo:paragraph-rsid="00180304" style:font-size-asian="13pt" style:font-size-complex="13pt"/>
    </style:style>
    <style:style style:name="P42" style:family="paragraph" style:parent-style-name="Text_20_body">
      <style:paragraph-properties fo:margin-left="0cm" fo:margin-right="0.265cm" fo:margin-top="0cm" fo:margin-bottom="0cm" loext:contextual-spacing="false" fo:text-indent="0cm" style:auto-text-indent="false"/>
      <style:text-properties officeooo:paragraph-rsid="00179be5"/>
    </style:style>
    <style:style style:name="P43" style:family="paragraph" style:parent-style-name="Text_20_body">
      <style:paragraph-properties fo:margin-left="0cm" fo:margin-right="0.265cm" fo:margin-top="0cm" fo:margin-bottom="0cm" loext:contextual-spacing="false" fo:text-indent="0cm" style:auto-text-indent="false"/>
      <style:text-properties fo:font-style="italic" style:text-underline-style="solid" style:text-underline-width="auto" style:text-underline-color="font-color" officeooo:paragraph-rsid="00179be5" style:font-style-asian="italic" style:font-style-complex="italic"/>
    </style:style>
    <style:style style:name="P44" style:family="paragraph" style:parent-style-name="Text_20_body">
      <style:paragraph-properties fo:margin-left="0cm" fo:margin-right="0.265cm" fo:margin-top="0cm" fo:margin-bottom="0cm" loext:contextual-spacing="false" fo:text-indent="0cm" style:auto-text-indent="false"/>
      <style:text-properties officeooo:paragraph-rsid="00180304"/>
    </style:style>
    <style:style style:name="P45"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79be5"/>
    </style:style>
    <style:style style:name="P46"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80304"/>
    </style:style>
    <style:style style:name="P47"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071c9b" style:font-size-asian="13pt" style:font-size-complex="13pt"/>
    </style:style>
    <style:style style:name="T6" style:family="text">
      <style:text-properties fo:color="#666666" style:font-name="Ubuntu Condensed" fo:font-size="13pt" officeooo:rsid="00106cad" style:font-size-asian="13pt" style:font-size-complex="13pt"/>
    </style:style>
    <style:style style:name="T7" style:family="text">
      <style:text-properties fo:color="#666666" style:font-name="Ubuntu Condensed" fo:font-size="13pt" officeooo:rsid="000d895c" style:font-size-asian="13pt" style:font-size-complex="13pt"/>
    </style:style>
    <style:style style:name="T8" style:family="text">
      <style:text-properties fo:color="#666666" style:font-name="Ubuntu Condensed" fo:font-size="13pt" officeooo:rsid="00179be5" style:font-size-asian="13pt" style:font-size-complex="13pt"/>
    </style:style>
    <style:style style:name="T9" style:family="text">
      <style:text-properties fo:color="#666666" style:font-name="Ubuntu Condensed" fo:font-size="13pt" officeooo:rsid="001cbc7b" style:font-size-asian="13pt" style:font-size-complex="13pt"/>
    </style:style>
    <style:style style:name="T10" style:family="text">
      <style:text-properties fo:color="#666666" style:font-name="Ubuntu Condensed" fo:font-size="13pt" officeooo:rsid="001e2cb2" style:font-size-asian="13pt" style:font-size-complex="13pt"/>
    </style:style>
    <style:style style:name="T11" style:family="text">
      <style:text-properties fo:color="#666666" style:font-name="Ubuntu Condensed" fo:font-size="13pt" officeooo:rsid="001f26a3" style:font-size-asian="13pt" style:font-size-complex="13pt"/>
    </style:style>
    <style:style style:name="T12" style:family="text">
      <style:text-properties fo:color="#666666" style:font-name="Ubuntu Condensed" fo:font-size="13pt" officeooo:rsid="001f28dd" style:font-size-asian="13pt" style:font-size-complex="13pt"/>
    </style:style>
    <style:style style:name="T13" style:family="text">
      <style:text-properties fo:color="#666666" style:font-name="Ubuntu Condensed" fo:font-size="13pt" style:text-underline-style="none" fo:font-weight="bold" officeooo:rsid="0007adeb" style:font-size-asian="13pt" style:font-weight-asian="bold" style:font-size-complex="13pt" style:font-weight-complex="bold"/>
    </style:style>
    <style:style style:name="T14" style:family="text">
      <style:text-properties fo:color="#666666" style:font-name="Ubuntu Condensed" fo:font-size="13pt" style:text-underline-style="solid" style:text-underline-width="auto" style:text-underline-color="font-color" officeooo:rsid="00123e5b" style:font-size-asian="13pt" style:font-size-complex="13pt"/>
    </style:style>
    <style:style style:name="T15" style:family="text">
      <style:text-properties fo:font-weight="normal" style:font-weight-asian="normal" style:font-weight-complex="normal"/>
    </style:style>
    <style:style style:name="T16" style:family="text">
      <style:text-properties officeooo:rsid="000441f9"/>
    </style:style>
    <style:style style:name="T17" style:family="text">
      <style:text-properties fo:color="#006400" style:font-name="Ubuntu Condensed" fo:font-size="14pt" style:font-size-asian="14pt" style:font-size-complex="14pt"/>
    </style:style>
    <style:style style:name="T18" style:family="text">
      <style:text-properties fo:color="#006400" style:font-name="Ubuntu Condensed" fo:font-size="14pt" officeooo:rsid="000441f9" style:font-size-asian="14pt" style:font-size-complex="14pt"/>
    </style:style>
    <style:style style:name="T19" style:family="text">
      <style:text-properties fo:color="#006400" style:font-name="Ubuntu Condensed" fo:font-size="14pt" officeooo:rsid="0006042b" style:font-size-asian="14pt" style:font-size-complex="14pt"/>
    </style:style>
    <style:style style:name="T20"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21" style:family="text">
      <style:text-properties fo:color="#000000" style:font-name="Ubuntu Condensed" fo:font-size="18pt" style:text-underline-style="none" fo:font-weight="bold" officeooo:rsid="00106cad" style:font-size-asian="18pt" style:font-weight-asian="bold" style:font-size-complex="18pt" style:font-weight-complex="bold"/>
    </style:style>
    <style:style style:name="T22" style:family="text">
      <style:text-properties fo:color="#000000" style:font-name="Ubuntu Condensed" fo:font-size="18pt" style:text-underline-style="none" fo:font-weight="bold" officeooo:rsid="0015cc6a" style:font-size-asian="18pt" style:font-weight-asian="bold" style:font-size-complex="18pt" style:font-weight-complex="bold"/>
    </style:style>
    <style:style style:name="T23" style:family="text">
      <style:text-properties fo:color="#000000" style:font-name="Ubuntu Condensed" fo:font-size="18pt" style:text-underline-style="none" fo:font-weight="bold" officeooo:rsid="00179be5" style:font-size-asian="18pt" style:font-weight-asian="bold" style:font-size-complex="18pt" style:font-weight-complex="bold"/>
    </style:style>
    <style:style style:name="T24" style:family="text">
      <style:text-properties fo:color="#000000" style:font-name="Ubuntu Condensed" fo:font-size="18pt" style:text-underline-style="none" fo:font-weight="bold" officeooo:rsid="00180304" style:font-size-asian="18pt" style:font-weight-asian="bold" style:font-size-complex="18pt" style:font-weight-complex="bold"/>
    </style:style>
    <style:style style:name="T25" style:family="text">
      <style:text-properties fo:color="#000000" style:font-name="Ubuntu Condensed" fo:font-size="18pt" style:text-underline-style="none" officeooo:rsid="000441f9" style:font-size-asian="18pt" style:font-size-complex="18pt"/>
    </style:style>
    <style:style style:name="T26" style:family="text">
      <style:text-properties fo:color="#000000" style:font-name="Ubuntu Condensed" fo:font-size="18pt" fo:font-weight="normal" officeooo:rsid="000441f9" style:font-size-asian="18pt" style:font-weight-asian="normal" style:font-size-complex="18pt" style:font-weight-complex="normal"/>
    </style:style>
    <style:style style:name="T27" style:family="text">
      <style:text-properties fo:color="#000000" style:font-name="Ubuntu Condensed" fo:font-size="16pt" fo:font-weight="normal" officeooo:rsid="000d895c" style:font-size-asian="16pt" style:font-weight-asian="normal" style:font-size-complex="16pt" style:font-weight-complex="normal"/>
    </style:style>
    <style:style style:name="T28" style:family="text">
      <style:text-properties fo:color="#000000" style:font-name="Ubuntu Condensed" fo:font-size="14pt" fo:font-weight="normal" officeooo:rsid="000441f9" style:font-size-asian="14pt" style:font-weight-asian="normal" style:font-size-complex="14pt" style:font-weight-complex="normal"/>
    </style:style>
    <style:style style:name="T29" style:family="text">
      <style:text-properties fo:color="#000000" style:font-name="Ubuntu Condensed" fo:font-size="14pt" fo:font-weight="normal" officeooo:rsid="000d895c" style:font-size-asian="14pt" style:font-weight-asian="normal" style:font-size-complex="14pt" style:font-weight-complex="normal"/>
    </style:style>
    <style:style style:name="T30" style:family="text">
      <style:text-properties fo:color="#000000" style:font-name="Ubuntu Condensed" fo:font-size="22pt" fo:font-weight="normal" officeooo:rsid="000441f9" style:font-size-asian="22pt" style:font-weight-asian="normal" style:font-size-complex="22pt" style:font-weight-complex="normal"/>
    </style:style>
    <style:style style:name="T31" style:family="text">
      <style:text-properties fo:color="#000000" fo:font-size="14pt" style:text-underline-style="none" fo:font-weight="normal" officeooo:rsid="000441f9" style:font-size-asian="14pt" style:font-weight-asian="normal" style:font-size-complex="14pt" style:font-weight-complex="normal"/>
    </style:style>
    <style:style style:name="T32" style:family="text">
      <style:text-properties fo:color="#000000" fo:font-size="14pt" style:text-underline-style="none" fo:font-weight="normal" officeooo:rsid="000d895c" style:font-size-asian="14pt" style:font-weight-asian="normal" style:font-size-complex="14pt" style:font-weight-complex="normal"/>
    </style:style>
    <style:style style:name="T33" style:family="text">
      <style:text-properties officeooo:rsid="00123e5b"/>
    </style:style>
    <style:style style:name="T34" style:family="text">
      <style:text-properties officeooo:rsid="000c3052"/>
    </style:style>
    <style:style style:name="T35" style:family="text">
      <style:text-properties fo:color="#ce181e" fo:font-size="18pt" style:text-underline-style="solid" style:text-underline-width="auto" style:text-underline-color="font-color" style:font-size-asian="18pt" style:font-size-complex="18pt"/>
    </style:style>
    <style:style style:name="T36" style:family="text">
      <style:text-properties fo:font-style="italic" style:font-style-asian="italic" style:font-style-complex="italic"/>
    </style:style>
    <style:style style:name="T37" style:family="text">
      <style:text-properties officeooo:rsid="00179be5"/>
    </style:style>
    <style:style style:name="T38" style:family="text">
      <style:text-properties officeooo:rsid="00180304"/>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officeooo:rsid="001f8cbb" style:font-weight-asian="normal" style:font-weight-complex="normal"/>
    </style:style>
    <style:style style:name="T41" style:family="text">
      <style:text-properties officeooo:rsid="00194cba"/>
    </style:style>
    <style:style style:name="T42" style:family="text">
      <style:text-properties officeooo:rsid="001bb6d9"/>
    </style:style>
    <style:style style:name="T43" style:family="text">
      <style:text-properties officeooo:rsid="001f26a3"/>
    </style:style>
    <style:style style:name="T44" style:family="text">
      <style:text-properties officeooo:rsid="001f8cbb"/>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esenvolupament d'Aplicacions Web</text:p>
      <text:p text:style-name="P2"/>
      <text:p text:style-name="P2"/>
      <text:p text:style-name="P2"/>
      <text:p text:style-name="P2"/>
      <text:p text:style-name="P4">Projecte DA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Strong_20_Emphasis"><text:span text:style-name="T18">Nom Projecte: </text:span></text:span><text:span text:style-name="Strong_20_Emphasis"><text:span text:style-name="T19">La Pineda Adventure</text:span></text:span></text:p>
      <text:p text:style-name="P6"><text:span text:style-name="Strong_20_Emphasis"><text:span text:style-name="T17">Integrants: </text:span></text:span><text:span text:style-name="Strong_20_Emphasis"><text:span text:style-name="T19">Adrià Aubanell Cabezas</text:span></text:span></text:p>
      <text:p text:style-name="P2"/>
      <text:p text:style-name="P2"/>
      <text:p text:style-name="P2"/>
      <text:p text:style-name="P2"><text:soft-page-break/></text:p>
      <text:p text:style-name="P10"><text:span text:style-name="Strong_20_Emphasis"><text:span text:style-name="T2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pan text:style-name="Strong_20_Emphasis"><text:span text:style-name="T20"/></text:span></text:p>
      <text:p text:style-name="P13"><text:span text:style-name="Strong_20_Emphasis"><text:span text:style-name="T22"/></text:span></text:p>
      <text:p text:style-name="P14"><text:span text:style-name="Strong_20_Emphasis"><text:span text:style-name="T30">Índex <text:s text:c="90"/></text:span></text:span><text:span text:style-name="Strong_20_Emphasis"><text:span text:style-name="T27">pàg</text:span></text:span></text:p>
      <text:p text:style-name="P17"><text:span text:style-name="Strong_20_Emphasis"><text:span text:style-name="T26"/></text:span></text:p>
      <text:p text:style-name="P20"><text:span text:style-name="Strong_20_Emphasis"><text:span text:style-name="T28">Introducció<text:tab/><text:tab/>...................................................................................................... </text:span></text:span><text:span text:style-name="Strong_20_Emphasis"><text:span text:style-name="T29">3</text:span></text:span></text:p>
      <text:p text:style-name="P20"><text:span text:style-name="Strong_20_Emphasis"><text:span text:style-name="T28">Descripció<text:tab/><text:tab/>...................................................................................................... </text:span></text:span><text:span text:style-name="Strong_20_Emphasis"><text:span text:style-name="T29">4</text:span></text:span></text:p>
      <text:p text:style-name="P20"><text:span text:style-name="Strong_20_Emphasis"><text:span text:style-name="T28">Tecnologies emprades<text:tab/><text:tab/>................................................................................ </text:span></text:span><text:span text:style-name="Strong_20_Emphasis"><text:span text:style-name="T29">5</text:span></text:span></text:p>
      <text:p text:style-name="P20"><text:span text:style-name="Strong_20_Emphasis"><text:span text:style-name="T28">Viabilitat del projecte<text:tab/><text:tab/>................................................................................ </text:span></text:span><text:span text:style-name="Strong_20_Emphasis"><text:span text:style-name="T29">6</text:span></text:span></text:p>
      <text:p text:style-name="P20"><text:span text:style-name="Strong_20_Emphasis"><text:span text:style-name="T28">Innovació<text:tab/><text:tab/><text:tab/>........................................................................................... </text:span></text:span><text:span text:style-name="Strong_20_Emphasis"><text:span text:style-name="T29">7</text:span></text:span></text:p>
      <text:p text:style-name="P16"><text:span text:style-name="Strong_20_Emphasis"><text:span text:style-name="T31">Planificació del projecte<text:tab/><text:tab/><text:tab/>..................................................................... </text:span></text:span><text:span text:style-name="Strong_20_Emphasis"><text:span text:style-name="T32">8</text:span></text:span></text:p>
      <text:p text:style-name="P9"><text:span text:style-name="Strong_20_Emphasis"><text:span text:style-name="T35"/></text:span></text:p>
      <text:p text:style-name="P12"><text:span text:style-name="Strong_20_Emphasis"><text:span text:style-name="T20">Introducció</text:span></text:span></text:p>
      <text:p text:style-name="P12"><text:span text:style-name="Strong_20_Emphasis"><text:span text:style-name="T20"/></text:span></text:p>
      <text:p text:style-name="P7">Quan ens van demanar que fessim un joc el qual empresssim totes les tecnologies estudiades durant el curs, no tenia molt clar ni el tipo de joc ni el tipo de tecnologia que utilitzaría.</text:p>
      <text:p text:style-name="P8"/>
      <text:p text:style-name="P7">Vaig pensar en fer el joc dels escacs, però vaig escoltar que un altre company tenia pensat fer-ne un. També vaig pensar en fer alguna cosa amb IA, però les idees que se’m ocurrien, ja estaven fetes i d’una manera molt millor a la que tenia pensada. I així succesivament.</text:p>
      <text:p text:style-name="P7"/>
      <text:p text:style-name="P7">Llavors em va venir al cap la sortida que es va fer aquest curs a un <text:span text:style-name="T34">e</text:span>scape room i la bona reacció dels companys / professorat que hi va anar. En aquell moment ja sabía el tema del joc, però ara em faltava saber on es faría <text:s/>el joc, hi vaig pensar que què millor que fer-la al institut.</text:p>
      <text:p text:style-name="P42"><text:span text:style-name="Strong_20_Emphasis"><text:span text:style-name="T25"/></text:span></text:p>
      <text:p text:style-name="P42"><text:span text:style-name="Strong_20_Emphasis"><text:span text:style-name="T25">Viabilitat del projecte. </text:span></text:span></text:p>
      <text:p text:style-name="P35"/>
      <text:p text:style-name="P22">Jo crec que aquest projecte és bastant viable. Després d’una llarga recerca per internet, no he trobat cap scape room similar al que jo tinc pensat.</text:p>
      <text:p text:style-name="P22"/>
      <text:p text:style-name="P22">Respecte el cost econòmic del projecte, al utilitzar tecnologíes gratuïtes, el cost és nul.</text:p>
      <text:p text:style-name="P37"><text:span text:style-name="Strong_20_Emphasis"><text:span text:style-name="T20"/></text:span></text:p>
      <text:p text:style-name="P19"><text:span text:style-name="Strong_20_Emphasis"><text:span text:style-name="T21"/></text:span></text:p>
      <text:p text:style-name="P15"><text:span text:style-name="Strong_20_Emphasis"><text:span text:style-name="T21">Planificació</text:span></text:span></text:p>
      <text:p text:style-name="P37"/>
      <text:p text:style-name="P23">Com ja vaig comentar en el document de proposta de projecte, he implementat el mètode de treball SCRUM.</text:p>
      <text:p text:style-name="P23"/>
      <text:p text:style-name="P38"><text:span text:style-name="T5">P</text:span><text:span text:style-name="T4">el que fa les dates dels lliuraments, veig que <text:s/></text:span><text:span text:style-name="T8">vaig poder</text:span><text:span text:style-name="T4"> avançar una mica més del que tenia previst. En el document de proposta de projecte vaig dir:</text:span></text:p>
      <text:p text:style-name="P40"/>
      <text:p text:style-name="P43"><text:span text:style-name="T6"><text:s text:c="3"/>‘... </text:span><text:span text:style-name="T7">és el día 16 de Maig. Per aquesta data tinc pensat tenir fet la view index.html i tenir el mapa del joc i el personatge que es pogui moure (però el joc no sería funcional). ...’</text:span></text:p>
      <text:p text:style-name="P24"/>
      <text:p text:style-name="P23"><text:span text:style-name="T37">Per el </text:span>15 de Maig, el projecte est<text:span text:style-name="T37">ava</text:span>: el mapa est<text:span text:style-name="T37">ava</text:span> acabat, el jugador es po<text:span text:style-name="T37">dia</text:span> moure pel mapa, xoca<text:span text:style-name="T37">va</text:span> quan ha de xocar (parets, persones), po<text:span text:style-name="T37">dia</text:span> ‘parlar’ amb els alumnes (que li digu<text:span text:style-name="T37">essin</text:span>: ‘Bon dia’, etc.) i <text:span text:style-name="T37">estava</text:span> fent que pogui<text:span text:style-name="T37">ès </text:span>tenir una conversacció amb algún professor i que aquest li <text:span text:style-name="T37">fes</text:span> preguntes i el jugador les respongu<text:span text:style-name="T37">ès.</text:span> (encara que aquesta part m’està costatnt bastatnt, i desconec quan de temps em pot duur completar-ho. <text:span text:style-name="T33">(Crec que pel 20 de Maig ja tindria feta aquesta part).</text:span></text:p>
      <text:p text:style-name="P23"/>
      <text:p text:style-name="P23"><text:span text:style-name="T37">L’etapa entre el lliurament intermedi i el final, ha sigut bastant problemàtica, per lo que ha fet que algunes de les coses que tenia pensat fer/fer-les diferent, he hagut de prescindir-les. Vaig poder fer que e</text:span>s guard<text:span text:style-name="T37">es</text:span> la partida (guardar posició jugador, temps restatnt, claus i nom) e reanundar-la més tard. <text:span text:style-name="T37">Pel que fa al multiugador, no vaig tenir ni el temps ni el coneixement necessari per a realitzar-ho.</text:span></text:p>
      <text:p text:style-name="P36"><text:span text:style-name="Strong_20_Emphasis"><text:span text:style-name="T14"/></text:span></text:p>
      <text:p text:style-name="P45"><text:span text:style-name="Strong_20_Emphasis"><text:span text:style-name="T23">Arquitectura</text:span></text:span></text:p>
      <text:p text:style-name="P44"><text:span text:style-name="Strong_20_Emphasis"><text:span text:style-name="T24">URL</text:span></text:span></text:p>
      <text:p text:style-name="P44"><text:span text:style-name="Strong_20_Emphasis"><text:span text:style-name="T24">Requisits</text:span></text:span></text:p>
      <text:p text:style-name="P44"><text:span text:style-name="Strong_20_Emphasis"><text:span text:style-name="T24">Disseny del model</text:span></text:span></text:p>
      <text:p text:style-name="P44"><text:span text:style-name="Strong_20_Emphasis"><text:span text:style-name="T24">Casos d’ús / Diagrama de classes</text:span></text:span></text:p>
      <text:p text:style-name="P44"><text:span text:style-name="Strong_20_Emphasis"><text:span text:style-name="T24"/></text:span></text:p>
      <text:p text:style-name="P46"><text:span text:style-name="Strong_20_Emphasis"><text:span text:style-name="T24">Tecnologíes emprades</text:span></text:span></text:p>
      <text:p text:style-name="P21"><text:span text:style-name="Strong_20_Emphasis"><text:span text:style-name="T39"/></text:span></text:p>
      <text:p text:style-name="P21"><text:span text:style-name="T38">Pel que fa a les tecnologies emprades, vaig utilitzar HTML5, JS i CSS3 per</text:span> la view index.html, la qual ens <text:span text:style-name="T38">permet</text:span> començar una nova partida o rependre la partida prèviament guardada. Aquesta view, tant si començem com si reprenem una partida, ens portarà a la view joc.html.</text:p>
      <text:p text:style-name="P21"/>
      <text:p text:style-name="P25"><text:span text:style-name="T38">S’utilitza</text:span> HTML5, JS, <text:span text:style-name="T38">Phaser, Node.js, MongoDB</text:span> i CSS3 per la view joc.html, la qual serà la view que ens mostrarà el mapa i la que ens deixarà jugar al joc. <text:s/><text:span text:style-name="T38">El Phaser l’utilitzem per a fer el joc, i pel que fa Node.js l’utilitzem per a poder guardar les dades de les partides a MongoDB e reanudar-les.</text:span></text:p>
      <text:p text:style-name="P25"/>
      <text:p text:style-name="P32">Per a fer el mapa del joc <text:s/>vaig utilitzar un programa anomenat Tiled i per a poder fer l’animació del jugador, vaig haver d’utilitzar un programa anomenat TexturePacker, ambdós de software lliure.</text:p>
      <text:p text:style-name="P34"><text:tab/>→ Tiled: <text:a xlink:type="simple" xlink:href="https://www.mapeditor.org/" text:style-name="Internet_20_link" text:visited-style-name="Visited_20_Internet_20_Link">https://www.mapeditor.org/</text:a></text:p>
      <text:p text:style-name="P34"><text:tab/>→ TexturePacker: <text:a xlink:type="simple" xlink:href="http://free-tex-packer.com/" text:style-name="Internet_20_link" text:visited-style-name="Visited_20_Internet_20_Link">http://free-tex-packer.com/</text:a></text:p>
      <text:p text:style-name="P21"><text:span text:style-name="Strong_20_Emphasis"><text:span text:style-name="T13"/></text:span></text:p>
      <text:p text:style-name="P21"><text:span text:style-name="Strong_20_Emphasis"><text:span text:style-name="T13"/></text:span></text:p>
      <text:p text:style-name="P44"><text:span text:style-name="Strong_20_Emphasis"><text:span text:style-name="T24">Errors detectats i Planificació/Millores de Futur</text:span></text:span></text:p>
      <text:p text:style-name="P41"/>
      <text:p text:style-name="P33"><text:span text:style-name="Strong_20_Emphasis"><text:span text:style-name="T40">Tot i estar content amb la feina feta, hi han hagut errors/millores que m’haguessin agradat tenir el suficient temps per a poder-les fer.</text:span></text:span></text:p>
      <text:p text:style-name="P33"><text:span text:style-name="Strong_20_Emphasis"><text:span text:style-name="T40"/></text:span></text:p>
      <text:p text:style-name="P33"><text:span text:style-name="Strong_20_Emphasis"><text:span text:style-name="T40">Pel que fa a errors, </text:span></text:span></text:p>
      <text:p text:style-name="P33"><text:span text:style-name="Strong_20_Emphasis"><text:span text:style-name="T40"/></text:span></text:p>
      <text:p text:style-name="P33"><text:span text:style-name="Strong_20_Emphasis"><text:span text:style-name="T40">Pel que fa a millores de futur sería poder tenir el codi més net, en concret el codi dins la funció update, on m’hagués agradat poder crear funcions externes per a posteriorment ser cridades, com sería el codi de caminar, l’animació de caminar, el parlar amb alumnes/professorat.</text:span></text:span></text:p>
      <text:p text:style-name="P46"><text:span text:style-name="Strong_20_Emphasis"><text:span text:style-name="T24">Conclusions</text:span></text:span></text:p>
      <text:p text:style-name="P44"><text:span text:style-name="Strong_20_Emphasis"><text:span text:style-name="T20"/></text:span></text:p>
      <text:p text:style-name="P26">Aquest joc m’ha portat bastants mals de caps i frustacions, però com tota feina lluitada, al final d’aquest projecte m’he endut un <text:span text:style-name="T44">re</text:span>gust dolç a la boca <text:span text:style-name="T41">(tot i no poder-lo fer com tenia pensat)</text:span>.</text:p>
      <text:p text:style-name="P26"/>
      <text:p text:style-name="P26">Suposo que per la situació en la que hem estat, el projecte s’ha <text:span text:style-name="T41">m’ha</text:span> fet infinit. <text:span text:style-name="T41">Tot i poder consultar al professorat, no és el mateix que estar en la casse, on els dubtes es poden sol·lucionar entre companys o professorat.</text:span></text:p>
      <text:p text:style-name="P26"/>
      <text:p text:style-name="P27">Aquest projecte m’ha fet veure la cara que els estudiants que no hem fet encara pràctiques, no veiem/pensem, que és que un cop treballis en una empresa, no hi ha un Samuel o Olga a qui consultar, doncs estas solament tu davant d’un ordinador, <text:span text:style-name="T42">cara a cara,</text:span> i encara que busquis i no trobis, no podras consultar els teus dubtes a ningú, per lo que et pots passar hores o dies literalment, i al final de la batalla, no trobar una resposta/sol·lució. </text:p>
      <text:p text:style-name="P27"/>
      <text:p text:style-name="P28"><text:span text:style-name="T43">He notat que h</text:span>e pogut desarrollar <text:span text:style-name="T43">més</text:span> el poder autoaprendre noves tecnologíes i mètodes de treball, necessaris per al dia a dia en una empresa.</text:p>
      <text:p text:style-name="P28"/>
      <text:p text:style-name="P29">Crec que en el meu projecte, hi han hagut 3 moments importatnts: </text:p>
      <text:p text:style-name="P29"><text:tab/>- El primer ha sigut saber quin mètode utilitzaría per a fer el joc. Pot semblar facil així dit, <text:tab/>però per arribar a escollir el mètode que utilitzar<text:span text:style-name="T42">ía </text:span>per a traballar, em vaig passar <text:tab/><text:span text:style-name="T42">incontables </text:span>díes provant diferentes maneres de fer jocs, <text:span text:style-name="T42">fracàs rere fracàs, fins que vaig <text:tab/>trobar un exemple d’animació senzill fet amb Phaser, el qual em va fer escollir-lo per <text:tab/>l’estructura que té a l’hora de crear el joc.</text:span></text:p>
      <text:p text:style-name="P29"/>
      <text:p text:style-name="P30"><text:span text:style-name="T42"><text:tab/>- El segon moment, ha sigut fer que el jugador pogúes parlar amb alumnes/professors, el <text:tab/>qual vaig inveritr moltes hores per a poder-lo fer. El problema requeia en que en Phaser no <text:tab/>pots crear (o jo no he sebut trobar-ho) una funció dins de la funció update i modificar <text:tab/>valors, per lo qual tot el codi s’ha actualitzar (caminar, claus ...) s’ha de possar dins la funció <text:tab/>update la qual sempre s’executa. Això em va fer perdre molt de temps, fins que veient que <text:tab/>no podia esperar a més, vaig haver de demanar ajut a l’Olga 2 vegades, doncs no me’n <text:tab/>sortia.</text:span></text:p>
      <text:p text:style-name="P29"/>
      <text:p text:style-name="P29"><text:tab/>- <text:span text:style-name="T42">I el tercer moment ha sigut el poder guardar la partida e posterioment obrir-la. En aquest <text:tab/>punt vaig haver de rectificar codi important, el qual podia possar en perill l’entrega del joc. <text:tab/>Hi van haver molts de moments que <text:s/>pensava que no podria entregar aquesta part. Per sort, <text:tab/>amb ajut del Samuel vaig poder fer-ho.</text:span></text:p>
      <text:p text:style-name="P31"><text:span text:style-name="T36">Continua a la següent pàgina...</text:span></text:p>
      <text:p text:style-name="P39"><text:span text:style-name="T9">Per a finalitzar la conclussió, </text:span><text:span text:style-name="T10">crec que aquest projecte m’ha anat bé per aprendre molts de valors necessaris pel dia de demà tant en ambit empresarial com en personal, però també és cert que al ser l’últim treball i amb les dificultats que comporta la seva realització, m’he endut un regust amarg al donar-me la sensacció que he </text:span><text:span text:style-name="T11">anat molt directe als punts necessaris </text:span><text:span text:style-name="T12">per a la realització del projecte</text:span><text:span text:style-name="T11"> i que en canvi coses que no eren necessaries però que em podrien haver ajudat en cert punt del projecte, no he pogut </text:span><text:span text:style-name="T12">aprofundir-les / aprende-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9"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5-25T20:33:45.869892001</dc:date>
    <meta:editing-duration>PT1H4M33S</meta:editing-duration>
    <meta:editing-cycles>13</meta:editing-cycles>
    <meta:generator>LibreOffice/6.0.7.3$Linux_X86_64 LibreOffice_project/00m0$Build-3</meta:generator>
    <meta:document-statistic meta:table-count="0" meta:image-count="0" meta:object-count="0" meta:page-count="10" meta:paragraph-count="51" meta:word-count="1234" meta:character-count="7700" meta:non-whitespace-character-count="6334"/>
  </office:meta>
</office:document-meta>
</file>